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de5e4" officeooo:paragraph-rsid="000de5e4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Snippet #1: 54 68 65 20 68 6F 6D 65 20 74 6F</text:p>
      <text:p text:style-name="P1"/>
      <text:p text:style-name="P1"/>
      <text:p text:style-name="P1"/>
      <text:p text:style-name="P1"/>
      <text:p text:style-name="P1"/>
      <text:p text:style-name="P1">Snippet #2: 65 76 65 72 79 6F 6E 65 20 69 73</text:p>
      <text:p text:style-name="P1"/>
      <text:p text:style-name="P1"/>
      <text:p text:style-name="P1"/>
      <text:p text:style-name="P1"/>
      <text:p text:style-name="P1"/>
      <text:p text:style-name="P1">Snippet #3: 74 6F 20 68 69 6D 20 68 69 73</text:p>
      <text:p text:style-name="P1"/>
      <text:p text:style-name="P1"/>
      <text:p text:style-name="P1"/>
      <text:p text:style-name="P1"/>
      <text:p text:style-name="P1"/>
      <text:p text:style-name="P1">Snippet #4: 63 61 73 74 6C 65 20 61 6E 64</text:p>
      <text:p text:style-name="P1"/>
      <text:p text:style-name="P1"/>
      <text:p text:style-name="P1"/>
      <text:p text:style-name="P1"/>
      <text:p text:style-name="P1"/>
      <text:p text:style-name="P1">Snippet #5: 66 6F 72 74 72 65 73 73 2E</text:p>
      <text:p text:style-name="P1"/>
      <text:p text:style-name="P1"/>
      <text:p text:style-name="P1"/>
      <text:p text:style-name="P1"/>
      <text:p text:style-name="P1"/>
      <text:p text:style-name="P1">Snippet #6: 45 64 77 61 72 64 20 43 6F 6B 6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u-chang Feng</meta:initial-creator>
    <meta:creation-date>2015-07-04T23:49:28.549506361</meta:creation-date>
    <meta:printed-by>Wu-chang Feng</meta:printed-by>
    <meta:print-date>2015-07-04T23:51:32.989294150</meta:print-date>
    <dc:date>2015-07-04T23:54:13.573614160</dc:date>
    <dc:creator>Wu-chang Feng</dc:creator>
    <meta:editing-duration>P0D</meta:editing-duration>
    <meta:editing-cycles>1</meta:editing-cycles>
    <meta:document-statistic meta:table-count="0" meta:image-count="0" meta:object-count="0" meta:page-count="1" meta:paragraph-count="6" meta:word-count="74" meta:character-count="252" meta:non-whitespace-character-count="184"/>
    <meta:generator>LibreOffice/4.2.8.2$Linux_X86_64 LibreOffice_project/420m0$Build-2</meta:generator>
  </office:meta>
</office:document-meta>
</file>